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22d" officeooo:paragraph-rsid="000b12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llalal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5:31:21.007710333</meta:creation-date>
    <dc:date>2023-10-12T15:31:49.837081606</dc:date>
    <meta:editing-duration>PT29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3.7.2$Linux_X86_64 LibreOffice_project/30$Build-2</meta:generator>
  </office:meta>
</office:document-meta>
</file>